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b2da6" officeooo:paragraph-rsid="000b2da6" style:font-size-asian="17.5pt" style:font-size-complex="20pt"/>
    </style:style>
    <style:style style:name="P2" style:family="paragraph" style:parent-style-name="Standard">
      <style:text-properties fo:font-size="20pt" officeooo:rsid="000cd710" officeooo:paragraph-rsid="000cd710" style:font-size-asian="17.5pt" style:font-size-complex="20pt"/>
    </style:style>
    <style:style style:name="P3" style:family="paragraph" style:parent-style-name="Standard">
      <style:text-properties fo:font-size="20pt" officeooo:rsid="000d2ef3" officeooo:paragraph-rsid="000d2ef3" style:font-size-asian="17.5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cd7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s day 1 (10<text:span text:style-name="T1">th</text:span> july 2023)</text:p>
      <text:p text:style-name="P1"/>
      <text:p text:style-name="P1">1. create table command</text:p>
      <text:p text:style-name="P1">2. insert table command</text:p>
      <text:p text:style-name="P1">3. select queries</text:p>
      <text:p text:style-name="P1">4. AS keyword</text:p>
      <text:p text:style-name="P1">5. UPPER(),<text:span text:style-name="T3">LOWER()</text:span>and CONCAT functions</text:p>
      <text:p text:style-name="P1">6. <text:span text:style-name="T3">joins and GROUPBY()</text:span></text:p>
      <text:p text:style-name="P2">7. UPDATE and DELETE</text:p>
      <text:p text:style-name="P2"/>
      <text:p text:style-name="P3">HOMEWORK</text:p>
      <text:p text:style-name="P3"/>
      <text:p text:style-name="P3">1. design schema for follower management and User profi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13:07:02.056348145</meta:creation-date>
    <dc:date>2023-07-10T22:26:57.674631855</dc:date>
    <meta:editing-duration>PT3H59M48S</meta:editing-duration>
    <meta:editing-cycles>1</meta:editing-cycles>
    <meta:document-statistic meta:table-count="0" meta:image-count="0" meta:object-count="0" meta:page-count="1" meta:paragraph-count="10" meta:word-count="42" meta:character-count="253" meta:non-whitespace-character-count="221"/>
    <meta:generator>LibreOffice/7.3.7.2$Linux_X86_64 LibreOffice_project/30$Build-2</meta:generator>
  </office:meta>
</office:document-meta>
</file>